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337200003CAAFA3EBAC3.svm"/>
  <manifest:file-entry manifest:media-type="image/png" manifest:full-path="Pictures/10000000000004CD0000037C61CC7D79.png"/>
  <manifest:file-entry manifest:media-type="" manifest:full-path="Pictures/2000000700002F3F00003D4BBF16CE1F.svm"/>
  <manifest:file-entry manifest:media-type="" manifest:full-path="Pictures/200000070000550A00003DC8509B8174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2" draw:name="images2" text:anchor-type="paragraph" svg:width="17.484cm" svg:height="12.338cm" draw:z-index="1"><draw:image xlink:href="Pictures/10000000000004CD0000037C61CC7D79.png" xlink:type="simple" xlink:show="embed" xlink:actuate="onLoad"/></draw:frame><draw:frame draw:style-name="fr1" draw:name="images1" text:anchor-type="paragraph" svg:width="13.169cm" svg:height="15.529cm" draw:z-index="0"><draw:image xlink:href="Pictures/200000070000337200003CAAFA3EBAC3.svm" xlink:type="simple" xlink:show="embed" xlink:actuate="onLoad"/></draw:frame></text:p>
      <text:p text:style-name="P1"><draw:frame draw:style-name="fr2" draw:name="images3" text:anchor-type="paragraph" svg:width="17.828cm" svg:height="15.046cm" draw:z-index="2"><draw:image xlink:href="Pictures/200000070000550A00003DC8509B8174.svm" xlink:type="simple" xlink:show="embed" xlink:actuate="onLoad"/></draw:frame></text:p>
      <text:p text:style-name="P1"><draw:frame draw:style-name="fr1" draw:name="images4" text:anchor-type="paragraph" svg:width="12.095cm" svg:height="15.692cm" draw:z-index="3"><draw:image xlink:href="Pictures/2000000700002F3F00003D4BBF16CE1F.svm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3-17T10:10:09.75</meta:creation-date>
    <meta:document-statistic meta:table-count="0" meta:image-count="4" meta:object-count="0" meta:page-count="3" meta:paragraph-count="0" meta:word-count="0" meta:character-count="0"/>
    <dc:date>2020-03-17T10:14:01.09</dc:date>
    <meta:editing-duration>PT3M52S</meta:editing-duration>
    <meta:editing-cycles>1</meta:editing-cycles>
    <meta:generator>OpenOffice/4.1.7$Win32 OpenOffice.org_project/417m1$Build-9800</meta:generator>
  </office:meta>
</office:document-meta>
</file>